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modern" style:font-pitch="fixed" svg:panose-1="2 11 5 9 2 1 2 5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JetBrains Mono"/>
    </style:style>
    <style:style style:name="T2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JetBrains Mono"/>
    </style:style>
    <style:style style:name="P4" style:parent-style-name="Standard" style:family="paragraph">
      <style:text-properties style:font-name="JetBrains Mono"/>
    </style:style>
    <style:style style:name="P5" style:parent-style-name="Standard" style:family="paragraph">
      <style:text-properties style:font-name="JetBrains Mono"/>
    </style:style>
    <style:style style:name="P6" style:parent-style-name="Standard" style:family="paragraph">
      <style:text-properties style:font-name="JetBrains Mono"/>
    </style:style>
    <style:style style:name="T7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JetBrains Mono"/>
    </style:style>
    <style:style style:name="P9" style:parent-style-name="Standard" style:family="paragraph">
      <style:text-properties style:font-name="JetBrains Mono"/>
    </style:style>
    <style:style style:name="P10" style:parent-style-name="Standard" style:family="paragraph">
      <style:text-properties style:font-name="JetBrains Mono"/>
    </style:style>
    <style:style style:name="P11" style:parent-style-name="Standard" style:family="paragraph">
      <style:text-properties style:font-name="JetBrains Mono"/>
    </style:style>
    <style:style style:name="P12" style:parent-style-name="Standard" style:family="paragraph">
      <style:text-properties style:font-name="JetBrains Mono"/>
    </style:style>
    <style:style style:name="P13" style:parent-style-name="Standard" style:family="paragraph">
      <style:text-properties style:font-name="JetBrains Mono"/>
    </style:style>
    <style:style style:name="P14" style:parent-style-name="Standard" style:family="paragraph">
      <style:text-properties style:font-name="JetBrains Mono"/>
    </style:style>
    <style:style style:name="P15" style:parent-style-name="Standard" style:family="paragraph">
      <style:text-properties style:font-name="JetBrains Mono"/>
    </style:style>
    <style:style style:name="P16" style:parent-style-name="Standard" style:family="paragraph">
      <style:text-properties style:font-name="JetBrains Mono"/>
    </style:style>
    <style:style style:name="T17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JetBrains Mono"/>
    </style:style>
    <style:style style:name="P19" style:parent-style-name="Standard" style:family="paragraph">
      <style:text-properties style:font-name="JetBrains Mono"/>
    </style:style>
    <style:style style:name="P20" style:parent-style-name="Standard" style:family="paragraph">
      <style:text-properties style:font-name="JetBrains Mono"/>
    </style:style>
    <style:style style:name="P21" style:parent-style-name="Standard" style:family="paragraph">
      <style:text-properties style:font-name="JetBrains Mono"/>
    </style:style>
    <style:style style:name="T22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JetBrains Mono"/>
    </style:style>
    <style:style style:name="P24" style:parent-style-name="Standard" style:family="paragraph">
      <style:text-properties style:font-name="JetBrains Mono"/>
    </style:style>
    <style:style style:name="P25" style:parent-style-name="Standard" style:family="paragraph">
      <style:text-properties style:font-name="JetBrains Mono"/>
    </style:style>
    <style:style style:name="P26" style:parent-style-name="Standard" style:family="paragraph">
      <style:text-properties style:font-name="JetBrains Mono"/>
    </style:style>
    <style:style style:name="P27" style:parent-style-name="Standard" style:family="paragraph">
      <style:text-properties style:font-name="JetBrains Mono"/>
    </style:style>
    <style:style style:name="P28" style:parent-style-name="Standard" style:family="paragraph">
      <style:text-properties style:font-name="JetBrains Mono"/>
    </style:style>
    <style:style style:name="P29" style:parent-style-name="Standard" style:family="paragraph">
      <style:text-properties style:font-name="JetBrains Mono"/>
    </style:style>
    <style:style style:name="P30" style:parent-style-name="Standard" style:family="paragraph">
      <style:text-properties style:font-name="JetBrains Mono"/>
    </style:style>
    <style:style style:name="P31" style:parent-style-name="Standard" style:family="paragraph">
      <style:text-properties style:font-name="JetBrains Mono"/>
    </style:style>
    <style:style style:name="T32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JetBrains Mono"/>
    </style:style>
    <style:style style:name="T34" style:parent-style-name="Fuentedepárrafopredeter." style:family="text">
      <style:text-properties style:font-name="JetBrains Mono"/>
    </style:style>
    <style:style style:name="P35" style:parent-style-name="Standard" style:family="paragraph">
      <style:text-properties style:font-name="JetBrains Mono"/>
    </style:style>
    <style:style style:name="T36" style:parent-style-name="Fuentedepárrafopredeter." style:family="text">
      <style:text-properties style:font-name="JetBrains Mono"/>
    </style:style>
    <style:style style:name="T37" style:parent-style-name="Fuentedepárrafopredeter." style:family="text">
      <style:text-properties style:font-name="JetBrains Mono" fo:background-color="#FFFF00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font-name="JetBrains Mono"/>
    </style:style>
    <style:style style:name="P39" style:parent-style-name="Standard" style:family="paragraph">
      <style:text-properties style:font-name="JetBrains Mono"/>
    </style:style>
    <style:style style:name="T40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JetBrains Mono"/>
    </style:style>
    <style:style style:name="P42" style:parent-style-name="Standard" style:family="paragraph">
      <style:text-properties style:font-name="JetBrains Mono" fo:language="en" fo:country="US"/>
    </style:style>
    <style:style style:name="P43" style:parent-style-name="Standard" style:family="paragraph">
      <style:text-properties style:font-name="JetBrains Mono" fo:language="en" fo:country="US"/>
    </style:style>
    <style:style style:name="P44" style:parent-style-name="Standard" style:family="paragraph">
      <style:text-properties style:font-name="JetBrains Mono"/>
    </style:style>
    <style:style style:name="P45" style:parent-style-name="Standard" style:family="paragraph">
      <style:text-properties style:font-name="JetBrains Mono"/>
    </style:style>
    <style:style style:name="P46" style:parent-style-name="Standard" style:family="paragraph">
      <style:text-properties style:font-name="JetBrains Mono"/>
    </style:style>
    <style:style style:name="P47" style:parent-style-name="Standard" style:family="paragraph">
      <style:text-properties style:font-name="JetBrains Mono"/>
    </style:style>
    <style:style style:name="P48" style:parent-style-name="Standard" style:family="paragraph">
      <style:text-properties style:font-name="JetBrains Mono"/>
    </style:style>
    <style:style style:name="T49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style:font-name="JetBrains Mono"/>
    </style:style>
    <style:style style:name="P51" style:parent-style-name="Standard" style:family="paragraph">
      <style:text-properties style:font-name="JetBrains Mono"/>
    </style:style>
    <style:style style:name="P52" style:parent-style-name="Standard" style:family="paragraph">
      <style:text-properties style:font-name="JetBrains Mono"/>
    </style:style>
    <style:style style:name="T53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JetBrains Mono"/>
    </style:style>
    <style:style style:name="P55" style:parent-style-name="Standard" style:family="paragraph">
      <style:text-properties style:font-name="JetBrains Mono"/>
    </style:style>
    <style:style style:name="P56" style:parent-style-name="Standard" style:family="paragraph">
      <style:text-properties style:font-name="JetBrains Mono"/>
    </style:style>
    <style:style style:name="T57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style:font-name="JetBrains Mono"/>
    </style:style>
    <style:style style:name="P59" style:parent-style-name="Standard" style:family="paragraph">
      <style:text-properties style:font-name="JetBrains Mono"/>
    </style:style>
    <style:style style:name="P60" style:parent-style-name="Standard" style:family="paragraph">
      <style:text-properties style:font-name="JetBrains Mono"/>
    </style:style>
    <style:style style:name="P61" style:parent-style-name="Standard" style:family="paragraph">
      <style:text-properties style:font-name="JetBrains Mono"/>
    </style:style>
    <style:style style:name="T62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style:font-name="JetBrains Mono"/>
    </style:style>
    <style:style style:name="P64" style:parent-style-name="Standard" style:family="paragraph">
      <style:text-properties style:font-name="JetBrains Mono"/>
    </style:style>
    <style:style style:name="T65" style:parent-style-name="Fuentedepárrafopredeter." style:family="text">
      <style:text-properties style:font-name="JetBrains Mono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JetBrains Mono"/>
    </style:style>
    <style:style style:name="P67" style:parent-style-name="Standard" style:family="paragraph">
      <style:text-properties style:font-name="JetBrains Mono"/>
    </style:style>
    <style:style style:name="P68" style:parent-style-name="Standard" style:family="paragraph">
      <style:text-properties style:font-name="JetBrains Mono"/>
    </style:style>
    <style:style style:name="P69" style:parent-style-name="Standard" style:family="paragraph">
      <style:text-properties style:font-name="JetBrains Mono"/>
    </style:style>
    <style:style style:name="P70" style:parent-style-name="Standard" style:family="paragraph">
      <style:text-properties style:font-name="JetBrains Mono"/>
    </style:style>
    <style:style style:name="P71" style:parent-style-name="Standard" style:family="paragraph">
      <style:text-properties style:font-name="JetBrains Mono"/>
    </style:style>
    <style:style style:name="P72" style:parent-style-name="Standard" style:family="paragraph">
      <style:text-properties style:font-name="JetBrains Mono"/>
    </style:style>
    <style:style style:name="P73" style:parent-style-name="Standard" style:family="paragraph">
      <style:text-properties style:font-name="JetBrains Mono"/>
    </style:style>
    <style:style style:name="P74" style:parent-style-name="Standard" style:family="paragraph">
      <style:text-properties style:font-name="JetBrains Mono"/>
    </style:style>
    <style:style style:name="P75" style:parent-style-name="Standard" style:family="paragraph">
      <style:text-properties style:font-name="JetBrains Mono"/>
    </style:style>
    <style:style style:name="P76" style:parent-style-name="Standard" style:family="paragraph">
      <style:text-properties style:font-name="JetBrains Mono"/>
    </style:style>
    <style:style style:name="P77" style:parent-style-name="Standard" style:family="paragraph">
      <style:text-properties style:font-name="JetBrains Mono"/>
    </style:style>
    <style:style style:name="P78" style:parent-style-name="Standard" style:family="paragraph">
      <style:text-properties style:font-name="JetBrains Mono" fo:font-weight="bold" style:font-weight-asian="bold" style:font-weight-complex="bold"/>
    </style:style>
    <style:style style:name="P79" style:parent-style-name="Standard" style:family="paragraph">
      <style:text-properties style:font-name="JetBrains Mono"/>
    </style:style>
    <style:style style:name="P80" style:parent-style-name="Standard" style:family="paragraph">
      <style:text-properties style:font-name="JetBrains Mono"/>
    </style:style>
    <style:style style:name="P81" style:parent-style-name="Standard" style:family="paragraph">
      <style:text-properties style:font-name="JetBrains Mono"/>
    </style:style>
    <style:style style:name="P82" style:parent-style-name="Standard" style:family="paragraph">
      <style:text-properties style:font-name="JetBrains Mono"/>
    </style:style>
    <style:style style:name="P83" style:parent-style-name="Standard" style:family="paragraph">
      <style:text-properties style:font-name="JetBrains Mono"/>
    </style:style>
    <style:style style:name="P84" style:parent-style-name="Standard" style:family="paragraph">
      <style:text-properties style:font-name="JetBrains Mono"/>
    </style:style>
    <style:style style:name="P85" style:parent-style-name="Standard" style:family="paragraph">
      <style:text-properties style:font-name="JetBrains Mono"/>
    </style:style>
    <style:style style:name="P86" style:parent-style-name="Standard" style:family="paragraph">
      <style:text-properties style:font-name="JetBrains Mono"/>
    </style:style>
    <style:style style:name="P87" style:parent-style-name="Standard" style:family="paragraph">
      <style:text-properties style:font-name="JetBrains Mono"/>
    </style:style>
    <style:style style:name="P88" style:parent-style-name="Standard" style:family="paragraph">
      <style:text-properties style:font-name="JetBrains Mono"/>
    </style:style>
    <style:style style:name="P89" style:parent-style-name="Standard" style:family="paragraph">
      <style:text-properties style:font-name="JetBrains Mono"/>
    </style:style>
    <style:style style:name="P90" style:parent-style-name="Standard" style:family="paragraph">
      <style:text-properties style:font-name="JetBrains Mono"/>
    </style:style>
    <style:style style:name="P91" style:parent-style-name="Standard" style:family="paragraph">
      <style:text-properties style:font-name="JetBrains Mono"/>
    </style:style>
    <style:style style:name="P92" style:parent-style-name="Standard" style:family="paragraph">
      <style:text-properties style:font-name="JetBrains Mono"/>
    </style:style>
    <style:style style:name="P93" style:parent-style-name="Standard" style:family="paragraph">
      <style:text-properties style:font-name="JetBrains Mono"/>
    </style:style>
    <style:style style:name="P94" style:parent-style-name="Standard" style:family="paragraph">
      <style:text-properties style:font-name="JetBrains Mono"/>
    </style:style>
    <style:style style:name="P95" style:parent-style-name="Standard" style:family="paragraph">
      <style:text-properties style:font-name="JetBrains Mono"/>
    </style:style>
    <style:style style:name="P96" style:parent-style-name="Standard" style:family="paragraph">
      <style:text-properties style:font-name="JetBrains Mono"/>
    </style:style>
    <style:style style:name="P97" style:parent-style-name="Standard" style:family="paragraph">
      <style:text-properties style:font-name="JetBrains Mono" fo:font-weight="bold" style:font-weight-asian="bold"/>
    </style:style>
    <style:style style:name="P98" style:parent-style-name="Standard" style:family="paragraph">
      <style:text-properties style:font-name="JetBrains Mono"/>
    </style:style>
  </office:automatic-styles>
  <office:body>
    <office:text text:use-soft-page-breaks="true">
      <text:p text:style-name="P1">Clase 01: Introducción a HTML</text:p>
      <text:p text:style-name="Standard"><text:span text:style-name="T2">HTML</text:span><text:span text:style-name="T3">: Lenguaje de marcado, no de programación.</text:span></text:p>
      <text:p text:style-name="P4">-Usamos etiquetas:</text:p>
      <text:p text:style-name="P5">“Self closing” → se cierran solas, como la etiqueta &lt;img/&gt;, &lt;hr&gt;, &lt;br&gt; (Breaking rule),</text:p>
      <text:p text:style-name="P6"/>
      <text:p text:style-name="Standard"><text:span text:style-name="T7">Posicionamiento de un sitio web</text:span><text:span text:style-name="T8">:</text:span></text:p>
      <text:p text:style-name="P9">“SEO” → Search Engine Optimization.</text:p>
      <text:p text:style-name="P10"/>
      <text:p text:style-name="P11">&lt;head&gt; → Va la metadata y el título</text:p>
      <text:p text:style-name="P12"><text:tab/>&lt;meta&gt; → charset, sistema de codificiación “UTF-8”</text:p>
      <text:p text:style-name="P13"><text:tab/>&lt;meta&gt; → viewport con la propiedad content, se usa para que<text:s/><text:tab/><text:tab/><text:s text:c="4"/>el sitio web sea responsive.</text:p>
      <text:p text:style-name="P14"><text:tab/>&lt;meta&gt; → description, es muy importante para el <text:s text:c="4"/><text:tab/><text:tab/><text:tab/><text:tab/><text:s text:c="4"/>posicionamiento de la página</text:p>
      <text:p text:style-name="P15">&lt;body&gt; → Lo que va a mostrarse en el navegador.</text:p>
      <text:p text:style-name="P16"/>
      <text:p text:style-name="Standard"><text:span text:style-name="T17">ETIQUETAS</text:span><text:span text:style-name="T18">:</text:span></text:p>
      <text:p text:style-name="P19">&lt;h1 – h6&gt;:</text:p>
      <text:p text:style-name="P20">&lt;p&gt;: Hace un salto de línea y no puedo dejar espacios en blanco.</text:p>
      <text:p text:style-name="P21"/>
      <text:p text:style-name="Standard"><text:span text:style-name="T22">Etiquetas semánticas</text:span><text:span text:style-name="T23">:</text:span></text:p>
      <text:p text:style-name="P24">&lt;header&gt; :</text:p>
      <text:p text:style-name="P25">&lt;main&gt;: Para encerrar el contenido principal de la página web.</text:p>
      <text:p text:style-name="P26">&lt;section&gt;: Se usa para organizar el contenido de una página.</text:p>
      <text:p text:style-name="P27">&lt;article&gt;: Contenido individualizado, EJ: un articulo en una publicación.</text:p>
      <text:p text:style-name="P28">&lt;aside&gt;: Se coloca la info donde se coloca la<text:s/>publicidad o contenido que no tenga que ver con el contenido principal.</text:p>
      <text:p text:style-name="P29">&lt;nav&gt;: Donde van los links a las distintas partes de la página.</text:p>
      <text:p text:style-name="P30">&lt;footer&gt;:</text:p>
      <text:p text:style-name="P31"/>
      <text:p text:style-name="Standard"><text:span text:style-name="T32">Etiquetas contenedoras</text:span><text:span text:style-name="T33">:</text:span></text:p>
      <text:p text:style-name="Standard"><text:span text:style-name="T34">-Block (En bloque): Ocupan todo el ancho del navegador.</text:span></text:p>
      <text:p text:style-name="P35">&lt;div&gt;: Etiqueta contenedora en bloque.</text:p>
      <text:p text:style-name="Standard"><text:span text:style-name="T36">-Inline (En línea): Ocupan el ancho que necesita el contenido, Nunca se escriben solas, siempre deben ir dentro de etiquetas en bloque.<text:s/></text:span><text:span text:style-name="T37">Simpre van dentro de una etiqueta en bloque</text:span></text:p>
      <text:p text:style-name="P38">&lt;span&gt;: Etiqueta contenedora en línea. Se usa para aplicar algo en<text:s/>específico</text:p>
      <text:p text:style-name="P39"/>
      <text:p text:style-name="Standard"><text:span text:style-name="T40">Listas</text:span><text:span text:style-name="T41">: Manera de organizar contenido (3 tipos). Ordenadas, no ordenadas y de definición.</text:span></text:p>
      <text:p text:style-name="P42">&lt;ul&gt;: Unordened list</text:p>
      <text:p text:style-name="P43"><text:tab/>&lt;li&gt;: List item</text:p>
      <text:p text:style-name="P44">&lt;ol&gt;: Ordened list</text:p>
      <text:p text:style-name="P45">&lt;dl&gt;: Definition list (Tiene dos listas)</text:p>
      <text:p text:style-name="P46"><text:tab/>&lt;dt&gt;:</text:p>
      <text:soft-page-break/>
      <text:p text:style-name="P47"><text:tab/>&lt;dd&gt;: Description definition</text:p>
      <text:p text:style-name="P48"><text:tab/></text:p>
      <text:p text:style-name="Standard"><text:span text:style-name="T49">HIPERTEXTO</text:span><text:span text:style-name="T50">:</text:span></text:p>
      <text:p text:style-name="P51">Puedo apuntar a una página web a través de un lenguaje. (Diferencia que tienen las páginas web con los libros).</text:p>
      <text:p text:style-name="P52"/>
      <text:p text:style-name="Standard"><text:span text:style-name="T53">Etiqueta de hipervínculos</text:span><text:span text:style-name="T54">:</text:span></text:p>
      <text:p text:style-name="P55">&lt;a&gt; (anchor): # + sección que quiero ir (por ‘id’). (Etiqueta<text:s/><text:tab/><text:tab/><text:tab/><text:s text:c="4"/>inline, siempre van dentro de una etiqueta en<text:s/><text:tab/><text:tab/><text:tab/><text:s text:c="4"/>bloque).</text:p>
      <text:p text:style-name="P56"><text:tab/><text:tab/><text:s text:c="4"/>Se usa para ir a enlances externos. Con el atributo<text:s/><text:tab/><text:tab/><text:s text:c="4"/>‘target = “_blank”’ no abre otra página.</text:p>
      <text:p text:style-name="Standard"><text:span text:style-name="T57">Direcciones</text:span><text:span text:style-name="T58">:</text:span></text:p>
      <text:p text:style-name="P59">-Absoluta: Arranca con un protocolo.</text:p>
      <text:p text:style-name="P60">-Relativas: A partir de donde estoy parado.</text:p>
      <text:p text:style-name="P61"/>
      <text:p text:style-name="Standard"><text:span text:style-name="T62">IMÁGENES</text:span><text:span text:style-name="T63">:</text:span></text:p>
      <text:p text:style-name="P64">PÁGINA PARA IMÁGENES SIN<text:s/>DERECHOS DE AUTOR.</text:p>
      <text:p text:style-name="Standard"><text:a xlink:href="https://www.pexels.com/es-es/" office:target-frame-name="_top" xlink:show="replace"><text:span text:style-name="T65">https://www.pexels.com/es-es/</text:span></text:a></text:p>
      <text:p text:style-name="P66">favicon (16px x 16px): Es lo primero que va a cargar en la página web. Es el único que se pone en el directorio raíz.</text:p>
      <text:p text:style-name="P67">&lt;link&gt;: “rel” (Relationship), “alt” (Alternativa por si no carga la imagén).</text:p>
      <text:p text:style-name="P68"/>
      <text:p text:style-name="P69">Hay dos tipos de imágenes en la web…</text:p>
      <text:p text:style-name="P70">Diferencias: el bitmap es una matriz con puntitos, lo que hace es pintar cada uno de los puntos. En cambio las img vectoriales, crea las imágenes a través de una formula matemática.</text:p>
      <text:p text:style-name="P71">-bitmap</text:p>
      <text:p text:style-name="P72">-vectoriales</text:p>
      <text:p text:style-name="P73">JPG : sólo para imágenes.</text:p>
      <text:p text:style-name="P74">PNG : Está pensado para imágenes con un color plano y/o que tienen texto.</text:p>
      <text:p text:style-name="P75">SVG : Para logos.</text:p>
      <text:p text:style-name="P76"/>
      <text:p text:style-name="P77">Clase 02: FORMULARIOS</text:p>
      <text:p text:style-name="P78">Al servidor vamos a enviar información y vamos a recibir información solamente.</text:p>
      <text:p text:style-name="P79">&lt;form&gt;</text:p>
      <text:p text:style-name="P80"><text:tab/>action<text:s/>= “url de lo que estamos pidiendo.”</text:p>
      <text:p text:style-name="P81"><text:tab/>&lt;input&gt; =&gt; ETIQUETAS EN LÍNEA</text:p>
      <text:p text:style-name="P82"><text:tab/><text:tab/>type = tipo de formulario</text:p>
      <text:p text:style-name="P83"><text:tab/><text:tab/>name = nombre del control</text:p>
      <text:p text:style-name="P84"><text:tab/><text:tab/>placeholder = Texto detrás del control</text:p>
      <text:p text:style-name="P85"><text:tab/></text:p>
      <text:p text:style-name="P86"><text:tab/>&lt;label&gt;</text:p>
      <text:p text:style-name="P87"><text:tab/><text:tab/>for = “el id del control” Le hace foco al control.</text:p>
      <text:p text:style-name="P88"/>
      <text:soft-page-break/>
      <text:p text:style-name="P89">EVENTOS:</text:p>
      <text:p text:style-name="P90">-en linea:<text:s/>Usamos lo que empiezan con “on…” (onclick, onload)</text:p>
      <text:p text:style-name="P91"/>
      <text:p text:style-name="P92">Clase 03: Seguimos con formularios</text:p>
      <text:p text:style-name="P93">Domain Name Server (DNS): Son vías telefónicas de internet que tiene una dirección de ip por detrás y por delante tiene una url.</text:p>
      <text:p text:style-name="P94"/>
      <text:p text:style-name="P95">Las propiedades<text:s/>‘aria’ es para la accesibilidad (ejemplo: aria-placeholder)</text:p>
      <text:p text:style-name="P96"/>
      <text:p text:style-name="P97">Clase 07: Manejo del DOM</text:p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modern" style:font-pitch="fixed" svg:panose-1="2 11 5 9 2 1 2 5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GO</dc:creator>
    <meta:creation-date>2020-08-25T20:03:00Z</meta:creation-date>
    <dc:date>2020-10-12T02:10:00Z</dc:date>
    <meta:template xlink:href="Normal" xlink:type="simple"/>
    <meta:editing-cycles>57</meta:editing-cycles>
    <meta:editing-duration>PT14820S</meta:editing-duration>
    <meta:document-statistic meta:page-count="3" meta:paragraph-count="7" meta:word-count="529" meta:character-count="3543" meta:row-count="25" meta:non-whitespace-character-count="3021"/>
  </office:meta>
</office:document-meta>
</file>